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3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-02-23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Время </text:p>
          </table:table-cell>
          <table:table-cell office:value-type="string" calcext:value-type="string">
            <text:p>Задание1</text:p>
          </table:table-cell>
          <table:table-cell office:value-type="string" calcext:value-type="string">
            <text:p>T1(верхняя)</text:p>
          </table:table-cell>
          <table:table-cell office:value-type="string" calcext:value-type="string">
            <text:p>Задание2</text:p>
          </table:table-cell>
          <table:table-cell office:value-type="string" calcext:value-type="string">
            <text:p>T2(нижняя)</text:p>
          </table:table-cell>
        </table:table-row>
        <table:table-row table:style-name="ro1">
          <table:table-cell office:value-type="time" office:time-value="PT1062068H27M41.756000295S" calcext:value-type="time">
            <text:p>20:27:41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time" office:time-value="PT1062068H28M01.770999357S" calcext:value-type="time">
            <text:p>20:28:01</text:p>
          </table:table-cell>
          <table:table-cell office:value-type="float" office:value="661" calcext:value-type="float">
            <text:p>661</text:p>
          </table:table-cell>
          <table:table-cell office:value-type="float" office:value="664" calcext:value-type="float">
            <text:p>664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time" office:time-value="PT1062068H28M21.774999686S" calcext:value-type="time">
            <text:p>20:28:21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time" office:time-value="PT1062068H28M41.779000014S" calcext:value-type="time">
            <text:p>20:28:41</text:p>
          </table:table-cell>
          <table:table-cell office:value-type="float" office:value="762" calcext:value-type="float">
            <text:p>762</text:p>
          </table:table-cell>
          <table:table-cell office:value-type="float" office:value="760" calcext:value-type="float">
            <text:p>76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time" office:time-value="PT1062068H29M01.779000498S" calcext:value-type="time">
            <text:p>20:29:01</text:p>
          </table:table-cell>
          <table:table-cell office:value-type="float" office:value="808" calcext:value-type="float">
            <text:p>808</text:p>
          </table:table-cell>
          <table:table-cell office:value-type="float" office:value="806" calcext:value-type="float">
            <text:p>806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time" office:time-value="PT1062068H29M21.786999833S" calcext:value-type="time">
            <text:p>20:29:21</text:p>
          </table:table-cell>
          <table:table-cell office:value-type="float" office:value="850" calcext:value-type="float">
            <text:p>850</text:p>
          </table:table-cell>
          <table:table-cell office:value-type="float" office:value="848" calcext:value-type="float">
            <text:p>848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time" office:time-value="PT1062068H29M41.791000161S" calcext:value-type="time">
            <text:p>20:29:41</text:p>
          </table:table-cell>
          <table:table-cell office:value-type="float" office:value="888" calcext:value-type="float">
            <text:p>888</text:p>
          </table:table-cell>
          <table:table-cell office:value-type="float" office:value="886" calcext:value-type="float">
            <text:p>886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time" office:time-value="PT1062068H30M01.790999807S" calcext:value-type="time">
            <text:p>20:30:01</text:p>
          </table:table-cell>
          <table:table-cell office:value-type="float" office:value="920" calcext:value-type="float">
            <text:p>920</text:p>
          </table:table-cell>
          <table:table-cell office:value-type="float" office:value="919" calcext:value-type="float">
            <text:p>919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time" office:time-value="PT1062068H30M21.79899998S" calcext:value-type="time">
            <text:p>20:30:21</text:p>
          </table:table-cell>
          <table:table-cell office:value-type="float" office:value="948" calcext:value-type="float">
            <text:p>948</text:p>
          </table:table-cell>
          <table:table-cell office:value-type="float" office:value="947" calcext:value-type="float">
            <text:p>947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time" office:time-value="PT1062068H30M41.808000114S" calcext:value-type="time">
            <text:p>20:30:41</text:p>
          </table:table-cell>
          <table:table-cell office:value-type="float" office:value="970" calcext:value-type="float">
            <text:p>970</text:p>
          </table:table-cell>
          <table:table-cell office:value-type="float" office:value="969" calcext:value-type="float">
            <text:p>969</text:p>
          </table:table-cell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time" office:time-value="PT1062068H31M01.81900017S" calcext:value-type="time">
            <text:p>20:31:01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office:value-type="float" office:value="809" calcext:value-type="float">
            <text:p>80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time" office:time-value="PT1062068H31M21.828000303S" calcext:value-type="time">
            <text:p>20:31:21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830" calcext:value-type="float">
            <text:p>83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time" office:time-value="PT1062068H31M41.838000398S" calcext:value-type="time">
            <text:p>20:31:4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51" calcext:value-type="float">
            <text:p>85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time" office:time-value="PT1062068H32M01.839000005S" calcext:value-type="time">
            <text:p>20:32:01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time" office:time-value="PT1062068H32M21.853999905S" calcext:value-type="time">
            <text:p>20:32:21</text:p>
          </table:table-cell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888" calcext:value-type="float">
            <text:p>88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time" office:time-value="PT1062068H32M41.865999922S" calcext:value-type="time">
            <text:p>20:32:41</text:p>
          </table:table-cell>
          <table:table-cell office:value-type="float" office:value="976" calcext:value-type="float">
            <text:p>976</text:p>
          </table:table-cell>
          <table:table-cell office:value-type="float" office:value="975" calcext:value-type="float">
            <text:p>975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time" office:time-value="PT1062068H33M01.874000095S" calcext:value-type="time">
            <text:p>20:33:01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time" office:time-value="PT1062068H33M21.879999507S" calcext:value-type="time">
            <text:p>20:33:21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935" calcext:value-type="float">
            <text:p>935</text:p>
          </table:table-cell>
        </table:table-row>
        <table:table-row table:style-name="ro1">
          <table:table-cell office:value-type="time" office:time-value="PT1062068H33M41.88799968S" calcext:value-type="time">
            <text:p>20:33:41</text:p>
          </table:table-cell>
          <table:table-cell office:value-type="float" office:value="897" calcext:value-type="float">
            <text:p>897</text:p>
          </table:table-cell>
          <table:table-cell office:value-type="float" office:value="899" calcext:value-type="float">
            <text:p>899</text:p>
          </table:table-cell>
          <table:table-cell office:value-type="float" office:value="948" calcext:value-type="float">
            <text:p>948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time" office:time-value="PT1062068H34M01.890000086S" calcext:value-type="time">
            <text:p>20:34:01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office:value-type="float" office:value="960" calcext:value-type="float">
            <text:p>96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time" office:time-value="PT1062068H34M21.895999499S" calcext:value-type="time">
            <text:p>20:34:21</text:p>
          </table:table-cell>
          <table:table-cell office:value-type="float" office:value="823" calcext:value-type="float">
            <text:p>823</text:p>
          </table:table-cell>
          <table:table-cell office:value-type="float" office:value="821" calcext:value-type="float">
            <text:p>821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time" office:time-value="PT1062068H34M41.897000782S" calcext:value-type="time">
            <text:p>20:34:41</text:p>
          </table:table-cell>
          <table:table-cell office:value-type="float" office:value="777" calcext:value-type="float">
            <text:p>777</text:p>
          </table:table-cell>
          <table:table-cell office:value-type="float" office:value="779" calcext:value-type="float">
            <text:p>779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time" office:time-value="PT1062068H35M01.901000272S" calcext:value-type="time">
            <text:p>20:35:01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time" office:time-value="PT1062068H35M21.909000445S" calcext:value-type="time">
            <text:p>20:35:21</text:p>
          </table:table-cell>
          <table:table-cell office:value-type="float" office:value="682" calcext:value-type="float">
            <text:p>682</text:p>
          </table:table-cell>
          <table:table-cell office:value-type="float" office:value="679" calcext:value-type="float">
            <text:p>679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time" office:time-value="PT1062068H35M41.920999624S" calcext:value-type="time">
            <text:p>20:35:41</text:p>
          </table:table-cell>
          <table:table-cell office:value-type="float" office:value="628" calcext:value-type="float">
            <text:p>628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996" calcext:value-type="float">
            <text:p>996</text:p>
          </table:table-cell>
        </table:table-row>
        <table:table-row table:style-name="ro1">
          <table:table-cell office:value-type="time" office:time-value="PT1062068H36M01.932999641S" calcext:value-type="time">
            <text:p>20:36:01</text:p>
          </table:table-cell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office:value-type="time" office:time-value="PT1062068H36M21.941999774S" calcext:value-type="time">
            <text:p>20:36:21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time" office:time-value="PT1062068H36M41.949999947S" calcext:value-type="time">
            <text:p>20:36:41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time" office:time-value="PT1062068H37M01.961999964S" calcext:value-type="time">
            <text:p>20:37:01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998" calcext:value-type="float">
            <text:p>998</text:p>
          </table:table-cell>
        </table:table-row>
        <table:table-row table:style-name="ro1">
          <table:table-cell office:value-type="time" office:time-value="PT1062068H37M21.965000331S" calcext:value-type="time">
            <text:p>20:37:21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995" calcext:value-type="float">
            <text:p>99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time" office:time-value="PT1062068H37M41.973000504S" calcext:value-type="time">
            <text:p>20:37:41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time" office:time-value="PT1062068H38M01.975000072S" calcext:value-type="time">
            <text:p>20:38:01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983" calcext:value-type="float">
            <text:p>983</text:p>
          </table:table-cell>
        </table:table-row>
        <table:table-row table:style-name="ro1">
          <table:table-cell office:value-type="time" office:time-value="PT1062068H38M21.98800005S" calcext:value-type="time">
            <text:p>20:38:2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975" calcext:value-type="float">
            <text:p>975</text:p>
          </table:table-cell>
        </table:table-row>
        <table:table-row table:style-name="ro1">
          <table:table-cell office:value-type="time" office:time-value="PT1062068H38M41.998000145S" calcext:value-type="time">
            <text:p>20:38:4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966" calcext:value-type="float">
            <text:p>966</text:p>
          </table:table-cell>
        </table:table-row>
        <table:table-row table:style-name="ro1">
          <table:table-cell office:value-type="time" office:time-value="PT1062068H39M02.000999674S" calcext:value-type="time">
            <text:p>20:39:02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955" calcext:value-type="float">
            <text:p>955</text:p>
          </table:table-cell>
        </table:table-row>
        <table:table-row table:style-name="ro1">
          <table:table-cell office:value-type="time" office:time-value="PT1062068H39M21.999999359S" calcext:value-type="time">
            <text:p>20:39:2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time" office:time-value="PT1062068H39M42.00800037S" calcext:value-type="time">
            <text:p>20:39:4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929" calcext:value-type="float">
            <text:p>929</text:p>
          </table:table-cell>
        </table:table-row>
        <table:table-row table:style-name="ro1">
          <table:table-cell office:value-type="time" office:time-value="PT1062068H40M02.02300027S" calcext:value-type="time">
            <text:p>20:40:0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14" calcext:value-type="float">
            <text:p>914</text:p>
          </table:table-cell>
        </table:table-row>
        <table:table-row table:style-name="ro1">
          <table:table-cell office:value-type="time" office:time-value="PT1062068H40M22.027999721S" calcext:value-type="time">
            <text:p>20:40: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time" office:time-value="PT1062068H40M42.035999894S" calcext:value-type="time">
            <text:p>20:40: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880" calcext:value-type="float">
            <text:p>880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Лист2" table:style-name="ta1">
        <table:shapes>
          <draw:frame draw:z-index="0" draw:style-name="gr1" draw:text-style-name="P1" svg:width="27.258cm" svg:height="15.671cm" svg:x="0.11cm" svg:y="0cm">
            <draw:object draw:notify-on-update-of-ranges="'2021-02-23'.A2:'2021-02-23'.A41 '2021-02-23'.B1:'2021-02-23'.B1 '2021-02-23'.B2:'2021-02-23'.B41 '2021-02-23'.C1:'2021-02-23'.C1 '2021-02-23'.C2:'2021-02-23'.C41 '2021-02-23'.D1:'2021-02-23'.D1 '2021-02-23'.D2:'2021-02-23'.D41 '2021-02-23'.E1:'2021-02-23'.E1 '2021-02-23'.E2:'2021-02-23'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 table:number-rows-repeated="35">
          <table:table-cell table:number-columns-repeated="2"/>
        </table:table-row>
        <table:table-row table:style-name="ro2">
          <table:table-cell table:style-name="ce3" office:value-type="string" calcext:value-type="string">
            <text:p>Садка: </text:p>
          </table:table-cell>
          <table:table-cell table:style-name="ce3" office:value-type="string" calcext:value-type="string">
            <text:p>Изделие №1</text:p>
          </table:table-cell>
        </table:table-row>
        <table:table-row table:style-name="ro2">
          <table:table-cell table:style-name="ce3" office:value-type="string" calcext:value-type="string">
            <text:p>Термист: </text:p>
          </table:table-cell>
          <table:table-cell table:style-name="ce3" office:value-type="string" calcext:value-type="string">
            <text:p>Иванов И.И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201cm" fo:margin-bottom="0.854cm" fo:margin-left="0.847cm" fo:margin-right="0.898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22:42:14.0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25T22:51:03.141000000</dc:date>
    <meta:editing-duration>PT16M36S</meta:editing-duration>
    <meta:editing-cycles>4</meta:editing-cycles>
    <meta:generator>LibreOffice/6.4.7.2$Windows_X86_64 LibreOffice_project/639b8ac485750d5696d7590a72ef1b496725cfb5</meta:generator>
    <meta:document-statistic meta:table-count="2" meta:cell-count="20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59cm" svg:height="15.672cm" xlink:href=".." xlink:type="simple" chart:class="chart:line" chart:column-mapping="0 1 2" chart:style-name="ch1">
        <chart:title svg:x="12.026cm" svg:y="0.806cm" chart:style-name="ch2">
          <text:p>Печь СШЦМ-8.15/10 </text:p>
        </chart:title>
        <chart:subtitle svg:x="22.972cm" svg:y="1.854cm" chart:style-name="ch3">
          <text:p>дата 2021-08-21</text:p>
        </chart:subtitle>
        <chart:legend chart:legend-position="bottom" svg:x="2.777cm" svg:y="1.714cm" style:legend-expansion="custom" chartooo:width="12.434cm" chartooo:height="0.611cm" style:legend-expansion-aspect-ratio="20.3502454991817" chart:style-name="ch4"/>
        <chart:plot-area chart:style-name="ch5" table:cell-range-address="'2021-02-23'.A1:'2021-02-23'.E41" chart:data-source-has-labels="both" svg:x="1.556cm" svg:y="2.537cm" svg:width="25.158cm" svg:height="11.058cm">
          <chartooo:coordinate-region svg:x="2.363cm" svg:y="2.737cm" svg:width="23.967cm" svg:height="9.285cm"/>
          <chart:axis chart:dimension="x" chart:name="primary-x" chart:style-name="ch6" chartooo:axis-type="auto">
            <chartooo:date-scale/>
            <chart:title svg:x="13.601cm" svg:y="13.908cm" chart:style-name="ch7">
              <text:p>Время</text:p>
            </chart:title>
            <chart:categories table:cell-range-address="'2021-02-23'.A2:'2021-02-23'.A41"/>
            <chart:grid chart:style-name="ch8" chart:class="major"/>
          </chart:axis>
          <chart:axis chart:dimension="y" chart:name="primary-y" chart:style-name="ch9">
            <chart:title svg:x="0.451cm" svg:y="9.367cm" chart:style-name="ch10">
              <text:p>Температура, *С</text:p>
            </chart:title>
            <chart:grid chart:style-name="ch8" chart:class="major"/>
          </chart:axis>
          <chart:series chart:style-name="ch11" chart:values-cell-range-address="'2021-02-23'.B2:'2021-02-23'.B41" chart:label-cell-address="'2021-02-23'.B1:'2021-02-23'.B1" chart:class="chart:line">
            <chart:data-point chart:repeated="40"/>
          </chart:series>
          <chart:series chart:style-name="ch12" chart:values-cell-range-address="'2021-02-23'.C2:'2021-02-23'.C41" chart:label-cell-address="'2021-02-23'.C1:'2021-02-23'.C1" chart:class="chart:line">
            <chart:data-point chart:repeated="40"/>
          </chart:series>
          <chart:series chart:style-name="ch13" chart:values-cell-range-address="'2021-02-23'.D2:'2021-02-23'.D41" chart:label-cell-address="'2021-02-23'.D1:'2021-02-23'.D1" chart:class="chart:line">
            <chart:data-point chart:repeated="40"/>
          </chart:series>
          <chart:series chart:style-name="ch11" chart:values-cell-range-address="'2021-02-23'.E2:'2021-02-23'.E41" chart:label-cell-address="'2021-02-23'.E1:'2021-02-23'.E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дание1</text:p>
                <draw:g>
                  <svg:desc>'2021-02-23'.B1:'2021-02-23'.B1</svg:desc>
                </draw:g>
              </table:table-cell>
              <table:table-cell office:value-type="string">
                <text:p>T1(верхняя)</text:p>
                <draw:g>
                  <svg:desc>'2021-02-23'.C1:'2021-02-23'.C1</svg:desc>
                </draw:g>
              </table:table-cell>
              <table:table-cell office:value-type="string">
                <text:p>Задание2</text:p>
                <draw:g>
                  <svg:desc>'2021-02-23'.D1:'2021-02-23'.D1</svg:desc>
                </draw:g>
              </table:table-cell>
              <table:table-cell office:value-type="string">
                <text:p>T2(нижняя)</text:p>
                <draw:g>
                  <svg:desc>'2021-02-23'.E1:'2021-02-23'.E1</svg:desc>
                </draw:g>
              </table:table-cell>
            </table:table-row>
          </table:table-header-rows>
          <table:table-rows>
            <table:table-row>
              <table:table-cell office:value-type="float" office:value="44252.8525666204">
                <text:p>44252.8525666204</text:p>
                <draw:g>
                  <svg:desc>'2021-02-23'.A2:'2021-02-23'.A41</svg:desc>
                </draw:g>
              </table:table-cell>
              <table:table-cell office:value-type="float" office:value="608">
                <text:p>608</text:p>
                <draw:g>
                  <svg:desc>'2021-02-23'.B2:'2021-02-23'.B41</svg:desc>
                </draw:g>
              </table:table-cell>
              <table:table-cell office:value-type="float" office:value="610">
                <text:p>610</text:p>
                <draw:g>
                  <svg:desc>'2021-02-23'.C2:'2021-02-23'.C41</svg:desc>
                </draw:g>
              </table:table-cell>
              <table:table-cell office:value-type="float" office:value="553">
                <text:p>553</text:p>
                <draw:g>
                  <svg:desc>'2021-02-23'.D2:'2021-02-23'.D41</svg:desc>
                </draw:g>
              </table:table-cell>
              <table:table-cell office:value-type="float" office:value="555">
                <text:p>555</text:p>
                <draw:g>
                  <svg:desc>'2021-02-23'.E2:'2021-02-23'.E41</svg:desc>
                </draw:g>
              </table:table-cell>
            </table:table-row>
            <table:table-row>
              <table:table-cell office:value-type="float" office:value="44252.8527982755">
                <text:p>44252.8527982755</text:p>
              </table:table-cell>
              <table:table-cell office:value-type="float" office:value="661">
                <text:p>661</text:p>
              </table:table-cell>
              <table:table-cell office:value-type="float" office:value="664">
                <text:p>664</text:p>
              </table:table-cell>
              <table:table-cell office:value-type="float" office:value="581">
                <text:p>58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252.8530298032">
                <text:p>44252.8530298032</text:p>
              </table:table-cell>
              <table:table-cell office:value-type="float" office:value="713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608">
                <text:p>60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252.853261331">
                <text:p>44252.853261331</text:p>
              </table:table-cell>
              <table:table-cell office:value-type="float" office:value="762">
                <text:p>762</text:p>
              </table:table-cell>
              <table:table-cell office:value-type="float" office:value="760">
                <text:p>760</text:p>
              </table:table-cell>
              <table:table-cell office:value-type="float" office:value="635">
                <text:p>63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4252.8534928125">
                <text:p>44252.8534928125</text:p>
              </table:table-cell>
              <table:table-cell office:value-type="float" office:value="808">
                <text:p>808</text:p>
              </table:table-cell>
              <table:table-cell office:value-type="float" office:value="806">
                <text:p>806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4252.8537243866">
                <text:p>44252.8537243866</text:p>
              </table:table-cell>
              <table:table-cell office:value-type="float" office:value="850">
                <text:p>850</text:p>
              </table:table-cell>
              <table:table-cell office:value-type="float" office:value="848">
                <text:p>848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252.8539559144">
                <text:p>44252.8539559144</text:p>
              </table:table-cell>
              <table:table-cell office:value-type="float" office:value="888">
                <text:p>888</text:p>
              </table:table-cell>
              <table:table-cell office:value-type="float" office:value="886">
                <text:p>886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4252.8541873958">
                <text:p>44252.8541873958</text:p>
              </table:table-cell>
              <table:table-cell office:value-type="float" office:value="920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4252.8544189699">
                <text:p>44252.8544189699</text:p>
              </table:table-cell>
              <table:table-cell office:value-type="float" office:value="948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252.8546505556">
                <text:p>44252.8546505556</text:p>
              </table:table-cell>
              <table:table-cell office:value-type="float" office:value="970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786">
                <text:p>78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252.8548821644">
                <text:p>44252.8548821644</text:p>
              </table:table-cell>
              <table:table-cell office:value-type="float" office:value="986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809">
                <text:p>809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44252.85511375">
                <text:p>44252.85511375</text:p>
              </table:table-cell>
              <table:table-cell office:value-type="float" office:value="995">
                <text:p>995</text:p>
              </table:table-cell>
              <table:table-cell office:value-type="float" office:value="996">
                <text:p>996</text:p>
              </table:table-cell>
              <table:table-cell office:value-type="float" office:value="830">
                <text:p>83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252.8553453472">
                <text:p>44252.855345347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51">
                <text:p>85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4252.8555768403">
                <text:p>44252.8555768403</text:p>
              </table:table-cell>
              <table:table-cell office:value-type="float" office:value="998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870">
                <text:p>8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44252.8558084954">
                <text:p>44252.8558084954</text:p>
              </table:table-cell>
              <table:table-cell office:value-type="float" office:value="990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888">
                <text:p>88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4252.8560401157">
                <text:p>44252.8560401157</text:p>
              </table:table-cell>
              <table:table-cell office:value-type="float" office:value="976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904">
                <text:p>904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44252.8562716898">
                <text:p>44252.8562716898</text:p>
              </table:table-cell>
              <table:table-cell office:value-type="float" office:value="955">
                <text:p>955</text:p>
              </table:table-cell>
              <table:table-cell office:value-type="float" office:value="956">
                <text:p>956</text:p>
              </table:table-cell>
              <table:table-cell office:value-type="float" office:value="920">
                <text:p>92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44252.8565032407">
                <text:p>44252.8565032407</text:p>
              </table:table-cell>
              <table:table-cell office:value-type="float" office:value="929">
                <text:p>929</text:p>
              </table:table-cell>
              <table:table-cell office:value-type="float" office:value="930">
                <text:p>930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4252.8567348148">
                <text:p>44252.8567348148</text:p>
              </table:table-cell>
              <table:table-cell office:value-type="float" office:value="897">
                <text:p>897</text:p>
              </table:table-cell>
              <table:table-cell office:value-type="float" office:value="899">
                <text:p>899</text:p>
              </table:table-cell>
              <table:table-cell office:value-type="float" office:value="948">
                <text:p>94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44252.8569663195">
                <text:p>44252.8569663195</text:p>
              </table:table-cell>
              <table:table-cell office:value-type="float" office:value="864">
                <text:p>864</text:p>
              </table:table-cell>
              <table:table-cell office:value-type="float" office:value="862">
                <text:p>862</text:p>
              </table:table-cell>
              <table:table-cell office:value-type="float" office:value="960">
                <text:p>96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44252.8571978704">
                <text:p>44252.8571978704</text:p>
              </table:table-cell>
              <table:table-cell office:value-type="float" office:value="823">
                <text:p>823</text:p>
              </table:table-cell>
              <table:table-cell office:value-type="float" office:value="821">
                <text:p>821</text:p>
              </table:table-cell>
              <table:table-cell office:value-type="float" office:value="969">
                <text:p>96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252.8574293634">
                <text:p>44252.8574293634</text:p>
              </table:table-cell>
              <table:table-cell office:value-type="float" office:value="777">
                <text:p>777</text:p>
              </table:table-cell>
              <table:table-cell office:value-type="float" office:value="779">
                <text:p>779</text:p>
              </table:table-cell>
              <table:table-cell office:value-type="float" office:value="978">
                <text:p>97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4252.8576608912">
                <text:p>44252.8576608912</text:p>
              </table:table-cell>
              <table:table-cell office:value-type="float" office:value="728">
                <text:p>728</text:p>
              </table:table-cell>
              <table:table-cell office:value-type="float" office:value="731">
                <text:p>731</text:p>
              </table:table-cell>
              <table:table-cell office:value-type="float" office:value="986">
                <text:p>98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252.8578924653">
                <text:p>44252.8578924653</text:p>
              </table:table-cell>
              <table:table-cell office:value-type="float" office:value="682">
                <text:p>682</text:p>
              </table:table-cell>
              <table:table-cell office:value-type="float" office:value="679">
                <text:p>679</text:p>
              </table:table-cell>
              <table:table-cell office:value-type="float" office:value="992">
                <text:p>99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44252.8581240856">
                <text:p>44252.8581240856</text:p>
              </table:table-cell>
              <table:table-cell office:value-type="float" office:value="628">
                <text:p>628</text:p>
              </table:table-cell>
              <table:table-cell office:value-type="float" office:value="625">
                <text:p>625</text:p>
              </table:table-cell>
              <table:table-cell office:value-type="float" office:value="996">
                <text:p>99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4252.858355706">
                <text:p>44252.858355706</text:p>
              </table:table-cell>
              <table:table-cell office:value-type="float" office:value="572">
                <text:p>572</text:p>
              </table:table-cell>
              <table:table-cell office:value-type="float" office:value="570">
                <text:p>570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252.8585872917">
                <text:p>44252.8585872917</text:p>
              </table:table-cell>
              <table:table-cell office:value-type="float" office:value="516">
                <text:p>516</text:p>
              </table:table-cell>
              <table:table-cell office:value-type="float" office:value="518">
                <text:p>51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4252.8588188657">
                <text:p>44252.8588188657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4252.8590504861">
                <text:p>44252.8590504861</text:p>
              </table:table-cell>
              <table:table-cell office:value-type="float" office:value="408">
                <text:p>408</text:p>
              </table:table-cell>
              <table:table-cell office:value-type="float" office:value="406">
                <text:p>406</text:p>
              </table:table-cell>
              <table:table-cell office:value-type="float" office:value="998">
                <text:p>99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44252.8592820023">
                <text:p>44252.8592820023</text:p>
              </table:table-cell>
              <table:table-cell office:value-type="float" office:value="353">
                <text:p>353</text:p>
              </table:table-cell>
              <table:table-cell office:value-type="float" office:value="351">
                <text:p>351</text:p>
              </table:table-cell>
              <table:table-cell office:value-type="float" office:value="995">
                <text:p>99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252.8595135764">
                <text:p>44252.8595135764</text:p>
              </table:table-cell>
              <table:table-cell office:value-type="float" office:value="300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990">
                <text:p>99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4252.859745081">
                <text:p>44252.859745081</text:p>
              </table:table-cell>
              <table:table-cell office:value-type="float" office:value="249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983">
                <text:p>98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44252.859976713">
                <text:p>44252.859976713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975">
                <text:p>97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252.8602083102">
                <text:p>44252.8602083102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966">
                <text:p>9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252.8604398264">
                <text:p>44252.8604398264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955">
                <text:p>95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44252.8606712963">
                <text:p>44252.8606712963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42">
                <text:p>94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44252.8609028704">
                <text:p>44252.8609028704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29">
                <text:p>92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252.8611345255">
                <text:p>44252.861134525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14">
                <text:p>914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4252.8613660648">
                <text:p>44252.861366064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97">
                <text:p>897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252.8615976389">
                <text:p>44252.861597638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81">
                <text:p>881</text:p>
              </table:table-cell>
              <table:table-cell office:value-type="float" office:value="880">
                <text:p>8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